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Source Code Pro Medium" svg:font-family="'Source Code Pro Medium'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14c397" officeooo:paragraph-rsid="0014c397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in" fo:margin-top="0in" fo:margin-bottom="0.0799in" style:contextual-spacing="false" fo:line-height="100%" fo:text-indent="0.5in" style:auto-text-indent="false"/>
      <style:text-properties style:font-name="Times New Roman" fo:font-weight="bold" officeooo:rsid="0014c397" officeooo:paragraph-rsid="0014c39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4c397" officeooo:paragraph-rsid="0014c397" style:font-size-asian="16pt" style:font-weight-asian="bold" style:font-size-complex="16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left="0in" fo:margin-right="0in" fo:margin-top="0in" fo:margin-bottom="0.0799in" style:contextual-spacing="false" fo:line-height="100%" fo:text-indent="0.5in" style:auto-text-indent="false"/>
      <style:text-properties style:font-name="Times New Roman" fo:font-weight="normal" officeooo:rsid="00215073" officeooo:paragraph-rsid="00215073" style:font-weight-asian="normal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margin-left="0in" fo:margin-right="0in" fo:margin-top="0in" fo:margin-bottom="0.0799in" style:contextual-spacing="false" fo:line-height="100%" fo:text-indent="0.5in" style:auto-text-indent="false"/>
      <style:text-properties style:font-name="Times New Roman" fo:font-weight="normal" officeooo:rsid="0024d2a9" officeooo:paragraph-rsid="0024d2a9" style:font-weight-asian="normal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margin-left="0in" fo:margin-right="0in" fo:margin-top="0in" fo:margin-bottom="0.0799in" style:contextual-spacing="false" fo:line-height="100%" fo:text-indent="0.5in" style:auto-text-indent="false"/>
      <style:text-properties style:font-name="Times New Roman" fo:font-weight="normal" officeooo:rsid="001bb267" officeooo:paragraph-rsid="001bb267" style:font-weight-asian="normal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margin-top="0in" fo:margin-bottom="0.0799in" style:contextual-spacing="false" fo:line-height="100%" fo:text-indent="0.5in" style:auto-text-indent="false"/>
      <style:text-properties style:font-name="Times New Roman" fo:font-weight="normal" officeooo:rsid="001bb267" officeooo:paragraph-rsid="001e0f2f" style:font-weight-asian="normal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margin-top="0in" fo:margin-bottom="0.0799in" style:contextual-spacing="false" fo:line-height="100%" fo:text-indent="0.5in" style:auto-text-indent="false"/>
      <style:text-properties style:font-name="Times New Roman" fo:font-weight="normal" officeooo:rsid="001bb267" officeooo:paragraph-rsid="001f0b34" style:font-weight-asian="normal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margin-top="0in" fo:margin-bottom="0.0799in" style:contextual-spacing="false" fo:line-height="100%" fo:text-indent="0.5in" style:auto-text-indent="false"/>
      <style:text-properties style:font-name="Source Code Pro" fo:font-weight="normal" officeooo:rsid="0024d2a9" officeooo:paragraph-rsid="0024d2a9" style:font-weight-asian="normal" style:font-weight-complex="normal"/>
    </style:style>
    <style:style style:name="P10" style:family="paragraph" style:parent-style-name="Standard" style:list-style-name="L1" style:master-page-name="">
      <loext:graphic-properties draw:fill="none" draw:fill-color="#dddddd" draw:fill-gradient-name="Gradient_20_2" draw:fill-hatch-name="hatch"/>
      <style:paragraph-properties fo:margin-top="0in" fo:margin-bottom="0.0799in" style:contextual-spacing="false" fo:line-height="100%" style:page-number="auto" fo:background-color="transparent" fo:padding="0in" fo:border="none"/>
      <style:text-properties officeooo:paragraph-rsid="0014c397"/>
    </style:style>
    <style:style style:name="P11" style:family="paragraph" style:parent-style-name="Standard" style:list-style-name="L2">
      <loext:graphic-properties draw:fill-gradient-name="gradient" draw:fill-hatch-name="hatch"/>
      <style:paragraph-properties fo:margin-top="0in" fo:margin-bottom="0.0799in" style:contextual-spacing="false" fo:line-height="100%"/>
      <style:text-properties officeooo:paragraph-rsid="001bb267"/>
    </style:style>
    <style:style style:name="P12" style:family="paragraph" style:parent-style-name="Standard" style:list-style-name="L3">
      <loext:graphic-properties draw:fill-gradient-name="gradient" draw:fill-hatch-name="hatch"/>
      <style:paragraph-properties fo:margin-top="0in" fo:margin-bottom="0.0799in" style:contextual-spacing="false" fo:line-height="100%"/>
      <style:text-properties officeooo:paragraph-rsid="001bb267"/>
    </style:style>
    <style:style style:name="P13" style:family="paragraph" style:parent-style-name="Standard" style:list-style-name="L4">
      <loext:graphic-properties draw:fill-gradient-name="gradient" draw:fill-hatch-name="hatch"/>
      <style:paragraph-properties fo:margin-top="0in" fo:margin-bottom="0.0799in" style:contextual-spacing="false" fo:line-height="100%"/>
      <style:text-properties officeooo:paragraph-rsid="001e0f2f"/>
    </style:style>
    <style:style style:name="P14" style:family="paragraph" style:parent-style-name="Standard" style:list-style-name="L5">
      <loext:graphic-properties draw:fill-gradient-name="gradient" draw:fill-hatch-name="hatch"/>
      <style:paragraph-properties fo:margin-top="0in" fo:margin-bottom="0.0799in" style:contextual-spacing="false" fo:line-height="100%"/>
      <style:text-properties officeooo:paragraph-rsid="001e0f2f"/>
    </style:style>
    <style:style style:name="P15" style:family="paragraph" style:parent-style-name="Standard" style:list-style-name="L6">
      <loext:graphic-properties draw:fill-gradient-name="gradient" draw:fill-hatch-name="hatch"/>
      <style:paragraph-properties fo:margin-top="0in" fo:margin-bottom="0.0799in" style:contextual-spacing="false" fo:line-height="100%"/>
      <style:text-properties officeooo:paragraph-rsid="001e0f2f"/>
    </style:style>
    <style:style style:name="P16" style:family="paragraph" style:parent-style-name="Standard" style:list-style-name="L7">
      <loext:graphic-properties draw:fill-gradient-name="gradient" draw:fill-hatch-name="hatch"/>
      <style:paragraph-properties fo:margin-top="0in" fo:margin-bottom="0.0799in" style:contextual-spacing="false" fo:line-height="100%"/>
      <style:text-properties officeooo:paragraph-rsid="001f0b34"/>
    </style:style>
    <style:style style:name="P17" style:family="paragraph" style:parent-style-name="Standard" style:list-style-name="L8">
      <loext:graphic-properties draw:fill-gradient-name="gradient" draw:fill-hatch-name="hatch"/>
      <style:paragraph-properties fo:margin-top="0in" fo:margin-bottom="0.0799in" style:contextual-spacing="false" fo:line-height="100%"/>
      <style:text-properties officeooo:paragraph-rsid="001f0b34"/>
    </style:style>
    <style:style style:name="T1" style:family="text">
      <style:text-properties officeooo:rsid="001bb267"/>
    </style:style>
    <style:style style:name="T2" style:family="text">
      <style:text-properties officeooo:rsid="001d5743"/>
    </style:style>
    <style:style style:name="T3" style:family="text">
      <style:text-properties officeooo:rsid="001e0f2f"/>
    </style:style>
    <style:style style:name="T4" style:family="text">
      <style:text-properties officeooo:rsid="001ec41b"/>
    </style:style>
    <style:style style:name="T5" style:family="text">
      <style:text-properties officeooo:rsid="00212775"/>
    </style:style>
    <style:style style:name="T6" style:family="text">
      <style:text-properties officeooo:rsid="00215073"/>
    </style:style>
    <style:style style:name="T7" style:family="text">
      <style:text-properties officeooo:rsid="0022be8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Source Code Pro" fo:font-weight="normal" officeooo:rsid="0018ff8b" style:font-weight-asian="normal" style:font-weight-complex="normal"/>
    </style:style>
    <style:style style:name="T10" style:family="text">
      <style:text-properties style:font-name="Source Code Pro" fo:font-weight="normal" officeooo:rsid="001bb267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ọ và tên: Phạm Hoàng Gia Khương</text:p>
      <text:p text:style-name="P1">MSSV: 20880040</text:p>
      <text:p text:style-name="P1"/>
      <text:p text:style-name="P3">Bài tập <text:span text:style-name="T1">2</text:span></text:p>
      <text:p text:style-name="P1"/>
      <text:p text:style-name="P2">Câu 1:</text:p>
      <text:list xml:id="list1296479491" text:style-name="L1">
        <text:list-item>
          <text:p text:style-name="P10"><text:span text:style-name="T9">printf("%x", b); //1</text:span></text:p>
        </text:list-item>
      </text:list>
      <text:p text:style-name="P6">Kết quả là 123456 (dạng hex) bởi vì b chính là tham chiếu (reference) của a, có thể hiểu b là nickname khác của a.</text:p>
      <text:list xml:id="list1918384356" text:style-name="L2">
        <text:list-item>
          <text:p text:style-name="P11"><text:span text:style-name="T10">printf("%x", &amp;b); //2</text:span></text:p>
        </text:list-item>
      </text:list>
      <text:p text:style-name="P6">Kết quả là 100 <text:span text:style-name="T2">(dạng hex) bởi vì b là reference của a, nên địa chỉ của b cũng chính là địa chỉ của a và địa chỉ của a theo đề bài là 0x100.</text:span></text:p>
      <text:list xml:id="list3775874081" text:style-name="L3">
        <text:list-item>
          <text:p text:style-name="P12"><text:span text:style-name="T10">printf("%x", p); //3</text:span></text:p>
        </text:list-item>
      </text:list>
      <text:p text:style-name="P7">Kết quả là 100 <text:span text:style-name="T2">(dạng hex) bởi vì int *p </text:span><text:span text:style-name="T3">= &amp;a nghĩa là p là con trỏ của a và địa chỉ của a theo đề bài là 0x100</text:span></text:p>
      <text:list xml:id="list3639661280" text:style-name="L4">
        <text:list-item>
          <text:p text:style-name="P13"><text:span text:style-name="T10">printf("%x", *p); //4</text:span></text:p>
        </text:list-item>
      </text:list>
      <text:p text:style-name="P7">Kết quả là 123456 <text:span text:style-name="T4">(dạng hex) bởi vì * trong trường hợp này là dereference operator, do đó *p chính là a.</text:span></text:p>
      <text:list xml:id="list3029321810" text:style-name="L5">
        <text:list-item>
          <text:p text:style-name="P14"><text:span text:style-name="T10">printf("%x", &amp;p)); //5</text:span></text:p>
        </text:list-item>
      </text:list>
      <text:p text:style-name="P7">Kết quả là 200 <text:span text:style-name="T4">(dạng hex) bởi vì &amp; trong trường hợp này là reference operator, do đó &amp;p nghĩa là địa chỉ của p, theo đề bài là 0x200</text:span></text:p>
      <text:list xml:id="list1931083538" text:style-name="L6">
        <text:list-item>
          <text:p text:style-name="P15"><text:span text:style-name="T10">printf("%x", q); //6</text:span></text:p>
        </text:list-item>
      </text:list>
      <text:p text:style-name="P8">Kết quả là 100 <text:span text:style-name="T2">(dạng hex) bởi vì char *q = (char*)p có ý nghĩa là ép kiểu con trỏ p từ int sang char.</text:span></text:p>
      <text:list xml:id="list3368197029" text:style-name="L7">
        <text:list-item>
          <text:p text:style-name="P16"><text:span text:style-name="T10">printf("%x", q + 2); //7</text:span></text:p>
        </text:list-item>
      </text:list>
      <text:p text:style-name="P8">Kết quả là 102 <text:span text:style-name="T5">(dạng hex) bởi vì </text:span><text:span text:style-name="T7">con trỏ q là char, 1 đơn vị của q là 1 nên </text:span><text:span text:style-name="T5">q </text:span><text:span text:style-name="T6">+ 2 = 0x100 + 2 = 0x102.</text:span></text:p>
      <text:list xml:id="list4177105595" text:style-name="L8">
        <text:list-item>
          <text:p text:style-name="P17"><text:span text:style-name="T10">printf("%x", *(q + 2)); //8</text:span></text:p>
        </text:list-item>
      </text:list>
      <text:p text:style-name="P4">Kết quả là 12 (dạng hex) bởi vì con trỏ q có kiểu dữ liệu là char nên q chỉ đến vùng nhớ 1 byte của a. Do kiến trúc máy là little endian nên *q chỉ đến byte có giá trị 56 của a, *(q + 2) chỉ đến byte có giá trị 0x12 của a.</text:p>
      <text:p text:style-name="P4"/>
      <text:p text:style-name="P5"><text:span text:style-name="T8">Câu 2:</text:span> Sử dụng command sau để compile:</text:p>
      <text:p text:style-name="P9">g++ bt-4-1-1.cpp</text:p>
      <text:p text:style-name="P5"><text:span text:style-name="T8">Câu 3:</text:span> Sử dụng command sau để compile:</text:p>
      <text:p text:style-name="P9">g++ bt-4-4-2.cpp</text:p>
      <text:p text:style-name="P5"><text:span text:style-name="T8">Câu 4:</text:span> Sử dụng command sau để compile:</text:p>
      <text:p text:style-name="P9">g++ -I. polynomial.cpp bt-4-5-3.cp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  <style:font-face style:name="Source Code Pro Medium" svg:font-family="'Source Code Pro Medium'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20:19:07.544648867</meta:creation-date>
    <dc:date>2022-09-07T22:01:36.472845155</dc:date>
    <meta:editing-duration>PT1H13M57S</meta:editing-duration>
    <meta:editing-cycles>17</meta:editing-cycles>
    <meta:generator>LibreOffice/7.3.4.2$Linux_X86_64 LibreOffice_project/30$Build-2</meta:generator>
    <meta:document-statistic meta:table-count="0" meta:image-count="0" meta:object-count="0" meta:page-count="1" meta:paragraph-count="26" meta:word-count="336" meta:character-count="1449" meta:non-whitespace-character-count="1147"/>
  </office:meta>
</office:document-meta>
</file>